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833cm" table:align="left"/>
    </style:style>
    <style:style style:name="Table1.A" style:family="table-column">
      <style:table-column-properties style:column-width="4.392cm"/>
    </style:style>
    <style:style style:name="Table1.B" style:family="table-column">
      <style:table-column-properties style:column-width="4.752cm"/>
    </style:style>
    <style:style style:name="Table1.C" style:family="table-column">
      <style:table-column-properties style:column-width="6.666cm"/>
    </style:style>
    <style:style style:name="Table1.D" style:family="table-column">
      <style:table-column-properties style:column-width="2.023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644cm"/>
    </style:style>
    <style:style style:name="Table1.5" style:family="table-row">
      <style:table-row-properties style:min-row-height="10.557cm"/>
    </style:style>
    <style:style style:name="Table2" style:family="table">
      <style:table-properties style:width="17.939cm" table:align="margins"/>
    </style:style>
    <style:style style:name="Table2.A" style:family="table-column">
      <style:table-column-properties style:column-width="4.39cm" style:rel-column-width="2489*"/>
    </style:style>
    <style:style style:name="Table2.B" style:family="table-column">
      <style:table-column-properties style:column-width="5.002cm" style:rel-column-width="2836*"/>
    </style:style>
    <style:style style:name="Table2.C" style:family="table-column">
      <style:table-column-properties style:column-width="6.586cm" style:rel-column-width="3734*"/>
    </style:style>
    <style:style style:name="Table2.D" style:family="table-column">
      <style:table-column-properties style:column-width="1.96cm" style:rel-column-width="1111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2.10" style:family="table-row">
      <style:table-row-properties style:min-row-height="0.714cm"/>
    </style:style>
    <style:style style:name="Tabelle1" style:family="table">
      <style:table-properties style:width="17.939cm" table:align="margins"/>
    </style:style>
    <style:style style:name="Tabelle1.A" style:family="table-column">
      <style:table-column-properties style:column-width="4.392cm" style:rel-column-width="16045*"/>
    </style:style>
    <style:style style:name="Tabelle1.B" style:family="table-column">
      <style:table-column-properties style:column-width="4.763cm" style:rel-column-width="17398*"/>
    </style:style>
    <style:style style:name="Tabelle1.C" style:family="table-column">
      <style:table-column-properties style:column-width="6.826cm" style:rel-column-width="24938*"/>
    </style:style>
    <style:style style:name="Tabelle1.D" style:family="table-column">
      <style:table-column-properties style:column-width="1.958cm" style:rel-column-width="7154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D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" fo:font-size="15pt" fo:language="de" fo:country="DE" fo:font-weight="bold" officeooo:paragraph-rsid="001f6294" style:font-size-asian="15pt" style:font-weight-asian="bold" style:font-size-complex="15pt" style:font-weight-complex="bold"/>
    </style:style>
    <style:style style:name="P2" style:family="paragraph" style:parent-style-name="Title">
      <style:text-properties style:font-name="DejaVu Sans" fo:font-size="15pt" fo:language="de" fo:country="DE" style:font-size-asian="15pt" style:font-size-complex="15pt"/>
    </style:style>
    <style:style style:name="P3" style:family="paragraph" style:parent-style-name="Standard">
      <style:text-properties style:font-name="DejaVu Sans" fo:font-size="10pt" fo:language="de" fo:country="DE" officeooo:paragraph-rsid="001f6294" style:font-size-asian="10pt" style:font-size-complex="10pt"/>
    </style:style>
    <style:style style:name="P4" style:family="paragraph" style:parent-style-name="Table_20_Contents">
      <style:text-properties style:font-name="DejaVu Sans" fo:font-size="10pt" fo:language="de" fo:country="DE" officeooo:paragraph-rsid="001f6294" style:font-size-asian="10pt" style:font-size-complex="10pt"/>
    </style:style>
    <style:style style:name="P5" style:family="paragraph" style:parent-style-name="Table_20_Contents">
      <style:text-properties style:font-name="DejaVu Sans" fo:font-size="10pt" fo:language="de" fo:country="DE" officeooo:paragraph-rsid="002039f0" style:font-size-asian="10pt" style:font-size-complex="10pt"/>
    </style:style>
    <style:style style:name="P6" style:family="paragraph" style:parent-style-name="Table_20_Contents">
      <style:text-properties style:font-name="DejaVu Sans" fo:font-size="10pt" fo:language="de" fo:country="DE" style:font-size-asian="10pt" style:font-size-complex="10pt"/>
    </style:style>
    <style:style style:name="P7" style:family="paragraph" style:parent-style-name="Table_20_Contents">
      <style:text-properties style:font-name="DejaVu Sans" fo:font-size="10pt" fo:language="de" fo:country="DE" officeooo:rsid="001f6294" officeooo:paragraph-rsid="001f6294" style:font-size-asian="10pt" style:font-size-complex="10pt"/>
    </style:style>
    <style:style style:name="P8" style:family="paragraph" style:parent-style-name="Table_20_Contents">
      <loext:graphic-properties draw:fill="none"/>
      <style:paragraph-properties fo:margin-left="0.157cm" fo:margin-right="0cm" fo:orphans="0" fo:widows="0" fo:text-indent="0cm" style:auto-text-indent="false" fo:background-color="transparent" text:number-lines="false" text:line-number="0"/>
      <style:text-properties style:font-name="DejaVu Sans" fo:font-size="10pt" fo:language="de" fo:country="DE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10pt" fo:language="de" fo:country="DE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paragraph-rsid="002428c5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paragraph-rsid="0024f83d" style:font-size-asian="10pt" style:font-size-complex="10pt"/>
    </style:style>
    <style:style style:name="P12" style:family="paragraph" style:parent-style-name="Table_20_Contents">
      <style:text-properties style:font-name="DejaVu Sans" fo:font-size="10pt" fo:language="de" fo:country="DE" officeooo:paragraph-rsid="00219fb6" style:font-size-asian="10pt" style:font-size-complex="10pt"/>
    </style:style>
    <style:style style:name="P13" style:family="paragraph" style:parent-style-name="Table_20_Contents">
      <style:text-properties style:font-name="DejaVu Sans" fo:font-size="10pt" fo:language="de" fo:country="DE" officeooo:rsid="00219fb6" officeooo:paragraph-rsid="00232107" style:font-size-asian="10pt" style:font-size-complex="10pt"/>
    </style:style>
    <style:style style:name="P14" style:family="paragraph" style:parent-style-name="Table_20_Contents">
      <style:text-properties style:font-name="DejaVu Sans" fo:font-size="10pt" fo:language="de" fo:country="DE" officeooo:paragraph-rsid="002428c5" style:font-size-asian="10pt" style:font-size-complex="10pt"/>
    </style:style>
    <style:style style:name="P15" style:family="paragraph" style:parent-style-name="Table_20_Contents">
      <style:text-properties style:font-name="DejaVu Sans" fo:font-size="10pt" fo:language="de" fo:country="DE" fo:font-weight="bold" officeooo:rsid="001f6294" officeooo:paragraph-rsid="001f6294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DejaVu Sans" fo:font-size="10pt" fo:language="de" fo:country="DE" fo:font-weight="bold" officeooo:rsid="001f6294" officeooo:paragraph-rsid="001f6294" style:font-size-asian="10pt" style:font-weight-asian="bold" style:font-size-complex="10pt" style:font-weight-complex="bold"/>
    </style:style>
    <style:style style:name="P17" style:family="paragraph" style:parent-style-name="Standard">
      <style:text-properties fo:language="de" fo:country="DE"/>
    </style:style>
    <style:style style:name="P18" style:family="paragraph" style:parent-style-name="Text_20_body">
      <style:text-properties fo:language="de" fo:country="DE"/>
    </style:style>
    <style:style style:name="P19" style:family="paragraph" style:parent-style-name="Standard">
      <style:text-properties style:font-name="DejaVu Sans" fo:font-size="10pt" fo:language="de" fo:country="DE" officeooo:paragraph-rsid="002c50cb" style:font-size-asian="10pt" style:font-size-complex="10pt"/>
    </style:style>
    <style:style style:name="P20" style:family="paragraph" style:parent-style-name="Standard">
      <style:text-properties style:font-name="DejaVu Sans" fo:font-size="10pt" fo:language="de" fo:country="DE" officeooo:paragraph-rsid="002039f0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DejaVu Sans" fo:font-size="15pt" fo:language="de" fo:country="DE" fo:font-weight="bold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DejaVu Sans" fo:font-size="15pt" fo:language="de" fo:country="DE" fo:font-weight="bold" officeooo:paragraph-rsid="002e2a59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DejaVu Sans" fo:font-size="15pt" fo:language="de" fo:country="DE" fo:font-weight="bold" officeooo:paragraph-rsid="002e2a59" style:font-size-asian="15pt" style:font-weight-asian="bold" style:font-size-complex="15pt" style:font-weight-complex="bold"/>
    </style:style>
    <style:style style:name="P24" style:family="paragraph" style:parent-style-name="Table_20_Contents">
      <style:text-properties style:font-name="DejaVu Sans" fo:font-size="10pt" fo:language="de" fo:country="DE" officeooo:rsid="002c50cb" officeooo:paragraph-rsid="002c50cb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paragraph-rsid="002428c5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paragraph-rsid="002c50cb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DejaVu Sans" fo:font-size="10pt" fo:language="de" fo:country="DE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paragraph-rsid="0024f83d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paragraph-rsid="0027c976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paragraph-rsid="002e2a59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paragraph-rsid="002efdba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paragraph-rsid="00314364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paragraph-rsid="00328020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paragraph-rsid="0032d62a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paragraph-rsid="003487e2" style:font-size-asian="10pt" style:font-size-complex="10pt"/>
    </style:style>
    <style:style style:name="P36" style:family="paragraph" style:parent-style-name="Table_20_Contents">
      <style:text-properties style:font-name="DejaVu Sans" fo:font-size="10pt" fo:language="de" fo:country="DE" officeooo:rsid="001f6294" officeooo:paragraph-rsid="001f6294" style:font-size-asian="10pt" style:font-size-complex="10pt"/>
    </style:style>
    <style:style style:name="P37" style:family="paragraph" style:parent-style-name="Table_20_Contents">
      <style:text-properties style:font-name="DejaVu Sans" fo:font-size="10pt" fo:language="de" fo:country="DE" style:font-size-asian="10pt" style:font-size-complex="10pt"/>
    </style:style>
    <style:style style:name="P38" style:family="paragraph" style:parent-style-name="Table_20_Contents">
      <style:text-properties style:font-name="DejaVu Sans" fo:font-size="10pt" fo:language="de" fo:country="DE" officeooo:paragraph-rsid="002428c5" style:font-size-asian="10pt" style:font-size-complex="10pt"/>
    </style:style>
    <style:style style:name="P39" style:family="paragraph" style:parent-style-name="Table_20_Contents">
      <style:text-properties style:font-name="DejaVu Sans" fo:font-size="10pt" fo:language="de" fo:country="DE" officeooo:paragraph-rsid="002c50cb" style:font-size-asian="10pt" style:font-size-complex="10pt"/>
    </style:style>
    <style:style style:name="P40" style:family="paragraph" style:parent-style-name="Table_20_Contents">
      <style:text-properties style:font-name="DejaVu Sans" fo:font-size="10pt" fo:language="de" fo:country="DE" officeooo:paragraph-rsid="002e2a59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rsid="0024f83d" officeooo:paragraph-rsid="0024f83d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rsid="002428c5" officeooo:paragraph-rsid="0024f83d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rsid="002428c5" officeooo:paragraph-rsid="002428c5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rsid="002ab057" officeooo:paragraph-rsid="0027c976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rsid="002e2a59" officeooo:paragraph-rsid="002e2a59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rsid="002e2a59" officeooo:paragraph-rsid="0033269f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rsid="002e2a59" officeooo:paragraph-rsid="00344165" style:font-size-asian="10pt" style:font-size-complex="10pt"/>
    </style:style>
    <style:style style:name="P48" style:family="paragraph" style:parent-style-name="Table_20_Contents">
      <style:text-properties style:font-name="DejaVu Sans" fo:font-size="10pt" fo:language="de" fo:country="DE" officeooo:rsid="002e2a59" officeooo:paragraph-rsid="002e2a59" style:font-size-asian="10pt" style:font-size-complex="10pt"/>
    </style:style>
    <style:style style:name="P49" style:family="paragraph" style:parent-style-name="Table_20_Contents">
      <style:text-properties style:font-name="DejaVu Sans" fo:font-size="10pt" fo:language="de" fo:country="DE" officeooo:paragraph-rsid="002039f0" style:font-size-asian="10pt" style:font-size-complex="10pt"/>
    </style:style>
    <style:style style:name="P50" style:family="paragraph" style:parent-style-name="Table_20_Contents">
      <style:text-properties style:font-name="DejaVu Sans" fo:font-size="10pt" fo:language="de" fo:country="DE" officeooo:rsid="002039f0" officeooo:paragraph-rsid="002e2a59" style:font-size-asian="10pt" style:font-size-complex="10pt"/>
    </style:style>
    <style:style style:name="P51" style:family="paragraph" style:parent-style-name="Table_20_Contents">
      <style:text-properties style:font-name="DejaVu Sans" fo:font-size="10pt" fo:language="de" fo:country="DE" officeooo:rsid="00219fb6" officeooo:paragraph-rsid="002e2a59" style:font-size-asian="10pt" style:font-size-complex="10pt"/>
    </style:style>
    <style:style style:name="P52" style:family="paragraph" style:parent-style-name="Table_20_Contents">
      <style:text-properties style:font-name="DejaVu Sans" fo:font-size="10pt" fo:language="de" fo:country="DE" officeooo:rsid="00232107" officeooo:paragraph-rsid="002e2a59" style:font-size-asian="10pt" style:font-size-complex="10pt"/>
    </style:style>
    <style:style style:name="P53" style:family="paragraph" style:parent-style-name="Table_20_Contents">
      <style:text-properties style:font-name="DejaVu Sans" fo:font-size="10pt" fo:language="de" fo:country="DE" officeooo:paragraph-rsid="00219fb6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rsid="002efdba" officeooo:paragraph-rsid="002efdba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rsid="002efdba" officeooo:paragraph-rsid="00314364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rsid="002efdba" officeooo:paragraph-rsid="00328020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rsid="00301fbf" officeooo:paragraph-rsid="00301fbf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rsid="00314364" officeooo:paragraph-rsid="00314364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rsid="0032d62a" officeooo:paragraph-rsid="0032d62a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DejaVu Sans" fo:font-size="10pt" fo:language="de" fo:country="DE" officeooo:rsid="003487e2" officeooo:paragraph-rsid="003487e2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font-name="DejaVu Sans" fo:font-size="10pt" fo:language="de" fo:country="DE" fo:font-weight="bold" officeooo:rsid="001f6294" officeooo:paragraph-rsid="002e2a59" style:font-size-asian="10pt" style:font-weight-asian="bold" style:font-size-complex="10pt" style:font-weight-complex="bold"/>
    </style:style>
    <style:style style:name="P62" style:family="paragraph" style:parent-style-name="Title">
      <style:text-properties style:font-name="DejaVu Sans" fo:font-size="15pt" fo:language="de" fo:country="DE" style:font-size-asian="15pt" style:font-size-complex="15pt"/>
    </style:style>
    <style:style style:name="P63" style:family="paragraph" style:parent-style-name="Title">
      <style:text-properties style:font-name="DejaVu Sans" fo:font-size="15pt" fo:language="de" fo:country="DE" officeooo:paragraph-rsid="002e2a59" style:font-size-asian="15pt" style:font-size-complex="15pt"/>
    </style:style>
    <style:style style:name="T1" style:family="text">
      <style:text-properties officeooo:rsid="001f6294"/>
    </style:style>
    <style:style style:name="T2" style:family="text">
      <style:text-properties officeooo:rsid="002c50cb"/>
    </style:style>
    <style:style style:name="T3" style:family="text">
      <style:text-properties officeooo:rsid="002e2a59"/>
    </style:style>
    <style:style style:name="T4" style:family="text">
      <style:text-properties officeooo:rsid="003143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thFunctionsDialog – Testkonzept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Was</text:p>
          </table:table-cell>
          <table:table-cell table:style-name="Table1.A1" office:value-type="string">
            <text:p text:style-name="P15">Eingabe</text:p>
          </table:table-cell>
          <table:table-cell table:style-name="Table1.A1" office:value-type="string">
            <text:p text:style-name="P15">Erwatet</text:p>
          </table:table-cell>
          <table:table-cell table:style-name="Table1.D1" office:value-type="string">
            <text:p text:style-name="P15">Erhalten</text:p>
          </table:table-cell>
        </table:table-row>
        <table:table-row>
          <table:table-cell table:style-name="Table1.A2" office:value-type="string">
            <text:p text:style-name="P6">Start des Programms</text:p>
          </table:table-cell>
          <table:table-cell table:style-name="Table1.A2" office:value-type="string">
            <text:p text:style-name="P6">Java MathFunctionsDialog</text:p>
          </table:table-cell>
          <table:table-cell table:style-name="Table1.A2" office:value-type="string">
            <text:p text:style-name="P6"><text:s/><text:span text:style-name="T2">Programm laueft</text:span></text:p>
          </table:table-cell>
          <table:table-cell table:style-name="Table1.D2" office:value-type="string">
            <text:p text:style-name="P6"/>
          </table:table-cell>
        </table:table-row>
        <table:table-row table:style-name="Table1.3">
          <table:table-cell table:style-name="Table1.A2" office:value-type="string">
            <text:p text:style-name="P6">Programm beende<text:span text:style-name="T1">n</text:span></text:p>
          </table:table-cell>
          <table:table-cell table:style-name="Table1.A2" office:value-type="string">
            <text:p text:style-name="P24">14</text:p>
          </table:table-cell>
          <table:table-cell table:style-name="Table1.A2" office:value-type="string">
            <text:p text:style-name="P24">Programm wird beendet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6">Menüpunkte</text:p>
          </table:table-cell>
          <table:table-cell table:style-name="Table1.A2" office:value-type="string">
            <text:p text:style-name="P6">15</text:p>
            <text:p text:style-name="P6">-2</text:p>
            <text:p text:style-name="P6">abc</text:p>
          </table:table-cell>
          <table:table-cell table:style-name="Table1.A2" office:value-type="string">
            <text:p text:style-name="P26">Eigene Fehlermeldung</text:p>
            <text:p text:style-name="P26">Eigene Fehlermeldung</text:p>
            <text:p text:style-name="P26">Eigene Fehlermeldung</text:p>
          </table:table-cell>
          <table:table-cell table:style-name="Table1.D2" office:value-type="string">
            <text:p text:style-name="P6"/>
          </table:table-cell>
        </table:table-row>
        <table:table-row table:style-name="Table1.5">
          <table:table-cell table:style-name="Table1.A2" office:value-type="string">
            <text:p text:style-name="P6">Menüpunkte</text:p>
          </table:table-cell>
          <table:table-cell table:style-name="Table1.A2" office:value-type="string">
            <text:p text:style-name="P6">1 </text:p>
            <text:p text:style-name="P6"/>
            <text:p text:style-name="P6">2 </text:p>
            <text:p text:style-name="P6"/>
            <text:p text:style-name="P6">3</text:p>
            <text:p text:style-name="P6"/>
            <text:p text:style-name="P7">4</text:p>
            <text:p text:style-name="P7"/>
            <text:p text:style-name="P7">5</text:p>
            <text:p text:style-name="P7"/>
            <text:p text:style-name="P7">6</text:p>
            <text:p text:style-name="P7"/>
            <text:p text:style-name="P7">7</text:p>
            <text:p text:style-name="P7"/>
            <text:p text:style-name="P24">8</text:p>
            <text:p text:style-name="P24"/>
            <text:p text:style-name="P24">9</text:p>
            <text:p text:style-name="P24"/>
            <text:p text:style-name="P24">10</text:p>
            <text:p text:style-name="P24"/>
            <text:p text:style-name="P24">11</text:p>
            <text:p text:style-name="P24"/>
            <text:p text:style-name="P24">12</text:p>
            <text:p text:style-name="P24"/>
            <text:p text:style-name="P24">14</text:p>
            <text:p text:style-name="P24"/>
          </table:table-cell>
          <table:table-cell table:style-name="Table1.A2" office:value-type="string">
            <text:p text:style-name="P3">Methode <text:span text:style-name="T2">lagerConstructor</text:span></text:p>
            <text:p text:style-name="P4">wird aufgerufen</text:p>
            <text:p text:style-name="P3">Methode lagerConstructorDefault</text:p>
            <text:p text:style-name="P4">wird aufgerufen</text:p>
            <text:p text:style-name="P4">Methode setArtikelWithBestand</text:p>
            <text:p text:style-name="P4">wird aufgerufen</text:p>
            <text:p text:style-name="P14">Methode setArtikelWithoutBestand</text:p>
            <text:p text:style-name="P14">wird aufgerufen</text:p>
            <text:p text:style-name="P14">Methode removeArtikel</text:p>
            <text:p text:style-name="P14">wird aufgerufen</text:p>
            <text:p text:style-name="P14">Methode bookReceipt</text:p>
            <text:p text:style-name="P14">wird aufgerufen</text:p>
            <text:p text:style-name="P14">Methode bookRelease</text:p>
            <text:p text:style-name="P14">wird aufgerufen</text:p>
            <text:p text:style-name="P39">Methode changePriceOfOneArtikel</text:p>
            <text:p text:style-name="P39">wird aufgerufen</text:p>
            <text:p text:style-name="P39">Methode changePriceOfAllArtikel</text:p>
            <text:p text:style-name="P39">wird aufgerufen</text:p>
            <text:p text:style-name="P39">Methode getArtikel</text:p>
            <text:p text:style-name="P39">wird aufgerufen</text:p>
            <text:p text:style-name="P39">Methode getInformationOfLager</text:p>
            <text:p text:style-name="P39">wird aufgerufen</text:p>
            <text:p text:style-name="P39">Methode getNumberOfArtikel</text:p>
            <text:p text:style-name="P39">wird aufgerufen</text:p>
            <text:p text:style-name="P39">Methode getSizeOfLager</text:p>
            <text:p text:style-name="P39">wird aufgerufen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Methode</text:p>
            <text:p text:style-name="P19"><text:span text:style-name="T2">lagerConstructor</text:span></text:p>
          </table:table-cell>
          <table:table-cell table:style-name="Table1.A2" office:value-type="string">
            <text:p text:style-name="P6"><text:span text:style-name="T2">Groesse lager</text:span>: abc ; @; -<text:span text:style-name="T2">1; 0; 12.0</text:span></text:p>
            <text:p text:style-name="P6"/>
            <text:p text:style-name="P39"><text:span text:style-name="T2">Groesse lager</text:span>: 6 ; 100</text:p>
          </table:table-cell>
          <table:table-cell table:style-name="Table1.A2" office:value-type="string">
            <text:p text:style-name="P10">Eigene Fehlermeldung</text:p>
            <text:p text:style-name="P6"/>
            <text:p text:style-name="P6"/>
            <text:p text:style-name="P6">Siehe <text:span text:style-name="T3">Lager</text:span>-Testkonzept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Methode</text:p>
            <text:p text:style-name="P19">lagerConstructorDefault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0"/>
            <text:p text:style-name="P40">Siehe <text:span text:style-name="T3">Lager</text:span>-Testkonzept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Methode</text:p>
            <text:p text:style-name="P40">setArtikelWithoutBestand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5">Siehe Artikel-Testkonzept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0">Methode removeArtikel</text:p>
          </table:table-cell>
          <table:table-cell table:style-name="Table1.A2" office:value-type="string">
            <text:p text:style-name="P48">Artikel-Nr = abx</text:p>
            <text:p text:style-name="P5"/>
            <text:p text:style-name="P40"><text:span text:style-name="T3">Artikel-Nr</text:span>: <text:span text:style-name="T3">1111, 0, -1, </text:span></text:p>
          </table:table-cell>
          <table:table-cell table:style-name="Table1.A2" office:value-type="string">
            <text:p text:style-name="P10">Eigene Fehlermeldung</text:p>
            <text:p text:style-name="P12"/>
            <text:p text:style-name="P40">Siehe <text:span text:style-name="T3">Lager</text:span>-Testkonzept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1">Methode bookReceipt</text:p>
          </table:table-cell>
          <table:table-cell table:style-name="Table1.A2" office:value-type="string">
            <text:p text:style-name="P13"><text:span text:style-name="T3">Artikel-Nr</text:span>: abc ; @; <text:span text:style-name="T3">12.02</text:span></text:p>
            <text:p text:style-name="P48">Menge : BC, 12,0</text:p>
            <text:p text:style-name="P48"/>
            <text:p text:style-name="P51"><text:span text:style-name="T3">Artikel-Nr</text:span>: <text:span text:style-name="T3">1234</text:span></text:p>
            <text:p text:style-name="P48">Menge : 12, -1</text:p>
          </table:table-cell>
          <table:table-cell table:style-name="Table1.A2" office:value-type="string">
            <text:p text:style-name="P10">Eigene Fehlermeldung</text:p>
            <text:p text:style-name="P12"/>
            <text:p text:style-name="P12"/>
            <text:p text:style-name="P40">Siehe <text:span text:style-name="T3">Lager</text:span>-Testkonzept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1">Methode bookRelease</text:p>
          </table:table-cell>
          <table:table-cell table:style-name="Table1.A2" office:value-type="string">
            <text:p text:style-name="P51"><text:span text:style-name="T3">Artikel-Nr</text:span>: abc ; @; <text:span text:style-name="T3">12.02</text:span></text:p>
            <text:p text:style-name="P48">Menge : BC,</text:p>
            <text:p text:style-name="P48"><text:soft-page-break/></text:p>
            <text:p text:style-name="P51"><text:span text:style-name="T3">Artikel-Nr</text:span>: <text:span text:style-name="T3">1234</text:span></text:p>
            <text:p text:style-name="P48">Menge : 12, -1</text:p>
          </table:table-cell>
          <table:table-cell table:style-name="Table1.A2" office:value-type="string">
            <text:p text:style-name="P10">Eigene Fehlermeldung</text:p>
            <text:p text:style-name="P12"/>
            <text:p text:style-name="P40"><text:soft-page-break/></text:p>
            <text:p text:style-name="P40">Siehe <text:span text:style-name="T3">Lager</text:span>-Testkonzept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2">Methode changePriceOfOneArtikel</text:p>
          </table:table-cell>
          <table:table-cell table:style-name="Table1.A2" office:value-type="string">
            <text:p text:style-name="P51"><text:span text:style-name="T3">Artikel-Nr</text:span>: abc ; @; <text:span text:style-name="T3">12.02</text:span></text:p>
            <text:p text:style-name="P48">percentage : BC,</text:p>
            <text:p text:style-name="P48"/>
            <text:p text:style-name="P51"><text:span text:style-name="T3">Artikel-Nr</text:span>: <text:span text:style-name="T3">1234, -1234</text:span></text:p>
            <text:p text:style-name="P48">percentage : 12, -1, 9.4</text:p>
          </table:table-cell>
          <table:table-cell table:style-name="Table1.A2" office:value-type="string">
            <text:p text:style-name="P10">Eigene Fehlermeldung</text:p>
            <text:p text:style-name="P12"/>
            <text:p text:style-name="P12"/>
            <text:p text:style-name="P40">Siehe <text:span text:style-name="T3">Lager</text:span>-Testkonzept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2">Methode changePriceOfAllArtikel</text:p>
          </table:table-cell>
          <table:table-cell table:style-name="Table1.A2" office:value-type="string">
            <text:p text:style-name="P48">percentage : BC, 12,0</text:p>
            <text:p text:style-name="P48"/>
            <text:p text:style-name="P48">percentage : 12, -1, 9.4</text:p>
          </table:table-cell>
          <table:table-cell table:style-name="Table1.A2" office:value-type="string">
            <text:p text:style-name="P30">Eigene Fehlermeldung</text:p>
            <text:p text:style-name="P40"/>
            <text:p text:style-name="P40">Siehe <text:span text:style-name="T3">Lager</text:span>-Testkonzept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2">Methode getArtikel</text:p>
          </table:table-cell>
          <table:table-cell table:style-name="Table1.A2" office:value-type="string">
            <text:p text:style-name="P48">Index : avc, </text:p>
            <text:p text:style-name="P48"/>
            <text:p text:style-name="P48">index : 1, -1</text:p>
          </table:table-cell>
          <table:table-cell table:style-name="Table1.A2" office:value-type="string">
            <text:p text:style-name="P30">Eigene Fehlermeldung</text:p>
            <text:p text:style-name="P40"/>
            <text:p text:style-name="P40">Siehe <text:span text:style-name="T3">Lager</text:span>-Testkonzept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2">Methode getInformationOfLager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0">Siehe <text:span text:style-name="T3">Lager</text:span>-Testkonzept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2">Methode getNumberOfArtikel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0">Siehe <text:span text:style-name="T3">Lager</text:span>-Testkonzept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2">Methode getSizeOfLager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0">Siehe <text:span text:style-name="T3">Lager</text:span>-Testkonzept</text:p>
          </table:table-cell>
          <table:table-cell table:style-name="Table1.D2" office:value-type="string">
            <text:p text:style-name="P6"/>
          </table:table-cell>
        </table:table-row>
      </table:table>
      <text:p text:style-name="P18"/>
      <text:p text:style-name="P18"/>
      <text:p text:style-name="P2"><text:span text:style-name="T3">Lager</text:span> – Testkonzept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6">Was</text:p>
          </table:table-cell>
          <table:table-cell table:style-name="Table2.A1" office:value-type="string">
            <text:p text:style-name="P16">Eingabe</text:p>
          </table:table-cell>
          <table:table-cell table:style-name="Table2.A1" office:value-type="string">
            <text:p text:style-name="P16">Erwatet</text:p>
          </table:table-cell>
          <table:table-cell table:style-name="Table2.D1" office:value-type="string">
            <text:p text:style-name="P16">Erhalten</text:p>
          </table:table-cell>
        </table:table-row>
        <table:table-row>
          <table:table-cell table:style-name="Table2.A2" office:value-type="string">
            <text:p text:style-name="P45">Lager</text:p>
          </table:table-cell>
          <table:table-cell table:style-name="Table2.A2" office:value-type="string">
            <text:p text:style-name="P45">MaxArtikel = -100</text:p>
            <text:p text:style-name="P45">MaxArtikel = -1</text:p>
            <text:p text:style-name="P45">MaxArtikel = 0</text:p>
            <text:p text:style-name="P45">MaxArtikel = 10</text:p>
            <text:p text:style-name="P45">MaxArtikel = 2</text:p>
          </table:table-cell>
          <table:table-cell table:style-name="Table2.A2" office:value-type="string">
            <text:p text:style-name="P9">Eigene Fehlermeldung</text:p>
            <text:p text:style-name="P9">Eigene Fehlermeldung</text:p>
            <text:p text:style-name="P11">Eigene Fehlermeldung</text:p>
            <text:p text:style-name="P45">10</text:p>
            <text:p text:style-name="P45">2</text:p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45">Lager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45">10</text:p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45">LegeAnArtikel</text:p>
            <text:p text:style-name="P45"/>
            <text:p text:style-name="P45">(fuer artikenNr = 1234 schon im lager)</text:p>
            <text:p text:style-name="P45">(fuer lager voll)</text:p>
          </table:table-cell>
          <table:table-cell table:style-name="Table2.A2" office:value-type="string">
            <text:p text:style-name="P45">Artikel</text:p>
            <text:p text:style-name="P45"/>
            <text:p text:style-name="P45">ArtikelNr = 1234</text:p>
            <text:p text:style-name="P45"/>
            <text:p text:style-name="P45">ArtikelNr = 1234</text:p>
          </table:table-cell>
          <table:table-cell table:style-name="Table2.A2" office:value-type="string">
            <text:p text:style-name="P45">Siehe Artikel – Testkonzept</text:p>
            <text:p text:style-name="P45"/>
            <text:p text:style-name="P30">Eigene Fehlermeldung</text:p>
            <text:p text:style-name="P30"/>
            <text:p text:style-name="P30">Eigene Fehlermeldung</text:p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45">EntferneArtikel</text:p>
            <text:p text:style-name="P45"/>
            <text:p text:style-name="P45">(fuer lager leer)</text:p>
            <text:p text:style-name="P45"/>
            <text:p text:style-name="P45">(check ArtikelNr)</text:p>
            <text:p text:style-name="P45"/>
            <text:p text:style-name="P45"/>
            <text:p text:style-name="P45">(check ArtikelNr in lager )</text:p>
          </table:table-cell>
          <table:table-cell table:style-name="Table2.A2" office:value-type="string">
            <text:p text:style-name="P42"/>
            <text:p text:style-name="P42"/>
            <text:p text:style-name="P45">ArtikelNr = 1234</text:p>
            <text:p text:style-name="P45"/>
            <text:p text:style-name="P45">ArtikelNr = 123</text:p>
            <text:p text:style-name="P45">ArtikelNr = xbc</text:p>
            <text:p text:style-name="P45"/>
            <text:p text:style-name="P45">Wenn ja</text:p>
            <text:p text:style-name="P45">Wenn Nein</text:p>
          </table:table-cell>
          <table:table-cell table:style-name="Table2.A2" office:value-type="string">
            <text:p text:style-name="P43"/>
            <text:p text:style-name="P43"/>
            <text:p text:style-name="P30">Eigene Fehlermeldung</text:p>
            <text:p text:style-name="P30"/>
            <text:p text:style-name="P30">Eigene Fehlermeldung</text:p>
            <text:p text:style-name="P30">Eigene Fehlermeldung</text:p>
            <text:p text:style-name="P30"/>
            <text:p text:style-name="P45">Artikel wurde entfernt</text:p>
            <text:p text:style-name="P30">Eigene Fehlermeldung</text:p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>BucheZugang</text:p>
            <text:p text:style-name="P9"/>
            <text:p text:style-name="P56">(fuer lager <text:span text:style-name="T4">leer</text:span>)</text:p>
            <text:p text:style-name="P59">(fuer artikelNr nicht in lager)</text:p>
            <text:p text:style-name="P59"/>
          </table:table-cell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3"/>
            <text:p text:style-name="P43"/>
            <text:p text:style-name="P33">Eigene Fehlermeldung</text:p>
            <text:p text:style-name="P34">Eigene Fehlermeldung</text:p>
            <text:p text:style-name="P34"/>
            <text:p text:style-name="P46">Siehe Artikel–Testkonzept</text:p>
          </table:table-cell>
          <table:table-cell table:style-name="Table2.D2" office:value-type="string">
            <text:p text:style-name="P9"/>
          </table:table-cell>
        </table:table-row>
        <text:soft-page-break/>
        <table:table-row>
          <table:table-cell table:style-name="Table2.A2" office:value-type="string">
            <text:p text:style-name="P9">BucheAbgang</text:p>
            <text:p text:style-name="P9"/>
            <text:p text:style-name="P56">(fuer lager <text:span text:style-name="T4">leer</text:span>)</text:p>
            <text:p text:style-name="P59">(fuer artikelNr nicht in lager)</text:p>
          </table:table-cell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3"/>
            <text:p text:style-name="P43"/>
            <text:p text:style-name="P33">Eigene Fehlermeldung</text:p>
            <text:p text:style-name="P34">Eigene Fehlermeldung</text:p>
            <text:p text:style-name="P34"/>
            <text:p text:style-name="P47">Siehe Artikel–Testkonzept</text:p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45">AenderePreisEinesArtikels</text:p>
            <text:p text:style-name="P45"/>
            <text:p text:style-name="P56">(fuer lager <text:span text:style-name="T4">leer</text:span>)</text:p>
            <text:p text:style-name="P59">(fuer artikelNr nicht in lager)</text:p>
            <text:p text:style-name="P60">mit 2 artikel :</text:p>
            <text:p text:style-name="P60"><text:s text:c="4"/>&gt; 1234 preis : 10</text:p>
            <text:p text:style-name="P60"><text:s text:c="4"/>&gt; 2345 preis : 100</text:p>
            <text:p text:style-name="P60">mit 2 artikel :</text:p>
            <text:p text:style-name="P60"><text:s text:c="4"/>&gt; 1234 preis : 10</text:p>
            <text:p text:style-name="P60"><text:s text:c="4"/>&gt; 2345 preis : 100</text:p>
          </table:table-cell>
          <table:table-cell table:style-name="Table2.A2" office:value-type="string">
            <text:p text:style-name="P41"/>
            <text:p text:style-name="P41"/>
            <text:p text:style-name="P41"/>
            <text:p text:style-name="P41"/>
            <text:p text:style-name="P60">Artikel = 1234</text:p>
            <text:p text:style-name="P41"/>
            <text:p text:style-name="P60">Prozent = 10%</text:p>
            <text:p text:style-name="P60"/>
            <text:p text:style-name="P60"/>
            <text:p text:style-name="P60">Artikel = 1234</text:p>
            <text:p text:style-name="P60">Prozent = -10%</text:p>
          </table:table-cell>
          <table:table-cell table:style-name="Table2.A2" office:value-type="string">
            <text:p text:style-name="P44"/>
            <text:p text:style-name="P44"/>
            <text:p text:style-name="P44"/>
            <text:p text:style-name="P33">Eigene Fehlermeldung</text:p>
            <text:p text:style-name="P34">Eigene Fehlermeldung</text:p>
            <text:p text:style-name="P34"/>
            <text:p text:style-name="P34"/>
            <text:p text:style-name="P60">1234 preis : 11</text:p>
            <text:p text:style-name="P60">1234 preis : 100</text:p>
            <text:p text:style-name="P60"/>
            <text:p text:style-name="P60">1234 preis : 9</text:p>
            <text:p text:style-name="P60">1234 preis : 100</text:p>
          </table:table-cell>
          <table:table-cell table:style-name="Table2.D2" office:value-type="string">
            <text:p text:style-name="P9"/>
            <text:p text:style-name="P9"/>
            <text:p text:style-name="P9"/>
          </table:table-cell>
        </table:table-row>
        <table:table-row>
          <table:table-cell table:style-name="Table2.A2" office:value-type="string">
            <text:p text:style-name="P45">AenderePreisAllerArtikel</text:p>
            <text:p text:style-name="P45"/>
            <text:p text:style-name="P56">(fuer lager <text:span text:style-name="T4">leer</text:span>)</text:p>
            <text:p text:style-name="P56"/>
            <text:p text:style-name="P60">mit 2 artikel :</text:p>
            <text:p text:style-name="P60"><text:s text:c="4"/>&gt; 1234 preis : 10</text:p>
            <text:p text:style-name="P60"><text:s text:c="4"/>&gt; 2345 preis : 100</text:p>
            <text:p text:style-name="P60">mit 2 artikel :</text:p>
            <text:p text:style-name="P60"><text:s text:c="4"/>&gt; 1234 preis : 10</text:p>
            <text:p text:style-name="P60"><text:s text:c="4"/>&gt; 2345 preis : 100</text:p>
          </table:table-cell>
          <table:table-cell table:style-name="Table2.A2" office:value-type="string">
            <text:p text:style-name="P41"/>
            <text:p text:style-name="P41"/>
            <text:p text:style-name="P41"/>
            <text:p text:style-name="P41"/>
            <text:p text:style-name="P41"/>
            <text:p text:style-name="P60">Prozent = 10%</text:p>
            <text:p text:style-name="P60"/>
            <text:p text:style-name="P60"/>
            <text:p text:style-name="P60">Prozent = -10%</text:p>
          </table:table-cell>
          <table:table-cell table:style-name="Table2.A2" office:value-type="string">
            <text:p text:style-name="P29"/>
            <text:p text:style-name="P29"/>
            <text:p text:style-name="P29"/>
            <text:p text:style-name="P33">Eigene Fehlermeldung</text:p>
            <text:p text:style-name="P33"/>
            <text:p text:style-name="P60">1234 preis : 11</text:p>
            <text:p text:style-name="P60">1234 preis : 110</text:p>
            <text:p text:style-name="P60"/>
            <text:p text:style-name="P60">1234 preis : 9</text:p>
            <text:p text:style-name="P60">1234 preis : 90</text:p>
          </table:table-cell>
          <table:table-cell table:style-name="Table2.D2" office:value-type="string">
            <text:p text:style-name="P9"/>
          </table:table-cell>
        </table:table-row>
        <table:table-row table:style-name="Table2.10">
          <table:table-cell table:style-name="Table2.A2" office:value-type="string">
            <text:p text:style-name="P45">GetArtikel</text:p>
            <text:p text:style-name="P45"/>
            <text:p text:style-name="P55">(fuer lager <text:span text:style-name="T4">leer</text:span>)</text:p>
            <text:p text:style-name="P58">(fuer lager 5)</text:p>
          </table:table-cell>
          <table:table-cell table:style-name="Table2.A2" office:value-type="string">
            <text:p text:style-name="P41"/>
            <text:p text:style-name="P41"/>
            <text:p text:style-name="P41"/>
            <text:p text:style-name="P58">Index : 2</text:p>
            <text:p text:style-name="P58">Index : 6</text:p>
          </table:table-cell>
          <table:table-cell table:style-name="Table2.A2" office:value-type="string">
            <text:p text:style-name="P57"/>
            <text:p text:style-name="P57"/>
            <text:p text:style-name="P32">Eigene Fehlermeldung</text:p>
            <text:p text:style-name="P58">keine Fehlermeldung</text:p>
            <text:p text:style-name="P32">Eigene Fehlermeldung</text:p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45">ToString</text:p>
            <text:p text:style-name="P45"/>
            <text:p text:style-name="P54">(fuer lager <text:span text:style-name="T4">leer</text:span>)</text:p>
            <text:p text:style-name="P58">(fuer lager nicht leer)</text:p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29"/>
            <text:p text:style-name="P29"/>
            <text:p text:style-name="P31">Eigene Fehlermeldung</text:p>
            <text:p text:style-name="P57">siehe Artikel-Testkonzept</text:p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45">GetArtikelAnzahl</text:p>
            <text:p text:style-name="P45"/>
            <text:p text:style-name="P54">(fuer lager 0)</text:p>
            <text:p text:style-name="P54">(fuer lager 10)</text:p>
            <text:p text:style-name="P54">(fuer lager 2)</text:p>
          </table:table-cell>
          <table:table-cell table:style-name="Table2.A2" office:value-type="string">
            <text:p text:style-name="P41"/>
            <text:p text:style-name="P41"/>
            <text:p text:style-name="P41"/>
          </table:table-cell>
          <table:table-cell table:style-name="Table2.A2" office:value-type="string">
            <text:p text:style-name="P29"/>
            <text:p text:style-name="P29"/>
            <text:p text:style-name="P31">Eigene Fehlermeldung</text:p>
            <text:p text:style-name="P54">10</text:p>
            <text:p text:style-name="P54">2</text:p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45">GetLagerGroesse</text:p>
            <text:p text:style-name="P45"/>
            <text:p text:style-name="P54">(fuer groesse 10)</text:p>
            <text:p text:style-name="P54">(fuer groesse 2)</text:p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29"/>
            <text:p text:style-name="P29"/>
            <text:p text:style-name="P54">10</text:p>
            <text:p text:style-name="P54">2</text:p>
          </table:table-cell>
          <table:table-cell table:style-name="Table2.D2" office:value-type="string">
            <text:p text:style-name="P9"/>
          </table:table-cell>
        </table:table-row>
      </table:table>
      <text:p text:style-name="P21"/>
      <text:p text:style-name="P63"><text:span text:style-name="T3">Artikel</text:span> – Testkonzept</text:p>
      <text:p text:style-name="P2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61">Was</text:p>
          </table:table-cell>
          <table:table-cell table:style-name="Tabelle1.A1" office:value-type="string">
            <text:p text:style-name="P61">Eingabe</text:p>
          </table:table-cell>
          <table:table-cell table:style-name="Tabelle1.A1" office:value-type="string">
            <text:p text:style-name="P61">Erwatet</text:p>
          </table:table-cell>
          <table:table-cell table:style-name="Tabelle1.D1" office:value-type="string">
            <text:p text:style-name="P61">Erhalten</text:p>
          </table:table-cell>
        </table:table-row>
        <table:table-row>
          <table:table-cell table:style-name="Tabelle1.A2" office:value-type="string">
            <text:p text:style-name="P45">Konstruktor / Anlegen</text:p>
          </table:table-cell>
          <table:table-cell table:style-name="Tabelle1.A2" office:value-type="string">
            <text:p text:style-name="P45">Artikel-Nr : 1</text:p>
            <text:p text:style-name="P45">Artikel-Nr : 0</text:p>
            <text:p text:style-name="P45">Artikel-Nr : 4000</text:p>
            <text:p text:style-name="P45"><text:soft-page-break/>Artikel-Nr : abx</text:p>
            <text:p text:style-name="P45">Artikel-Nr : -1111</text:p>
          </table:table-cell>
          <table:table-cell table:style-name="Tabelle1.A2" office:value-type="string">
            <text:p text:style-name="P30">Eigene Fehlermeldung</text:p>
            <text:p text:style-name="P30">Eigene Fehlermeldung</text:p>
            <text:p text:style-name="P45">artikelNr : 4000</text:p>
            <text:p text:style-name="P30"><text:soft-page-break/>Eigene Fehlermeldung</text:p>
            <text:p text:style-name="P30">Eigene Fehlermeldung</text:p>
          </table:table-cell>
          <table:table-cell table:style-name="Tabelle1.D2" office:value-type="string">
            <text:p text:style-name="P30"/>
          </table:table-cell>
        </table:table-row>
        <table:table-row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45">Bestand : -10</text:p>
            <text:p text:style-name="P45">Bestand : 10.3</text:p>
            <text:p text:style-name="P45">Bestand : as</text:p>
            <text:p text:style-name="P45">Bestand : 0</text:p>
            <text:p text:style-name="P45">Bestand : 100</text:p>
          </table:table-cell>
          <table:table-cell table:style-name="Tabelle1.A2" office:value-type="string">
            <text:p text:style-name="P30">Eigene Fehlermeldung</text:p>
            <text:p text:style-name="P30">Eigene Fehlermeldung</text:p>
            <text:p text:style-name="P30">Eigene Fehlermeldung</text:p>
            <text:p text:style-name="P45">bestand = 0</text:p>
            <text:p text:style-name="P45">bestand = 100</text:p>
          </table:table-cell>
          <table:table-cell table:style-name="Tabelle1.D2" office:value-type="string">
            <text:p text:style-name="P30"/>
          </table:table-cell>
        </table:table-row>
        <table:table-row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45">Art : ““</text:p>
            <text:p text:style-name="P45">Art : “12“</text:p>
            <text:p text:style-name="P45">Art : “asdf“</text:p>
          </table:table-cell>
          <table:table-cell table:style-name="Tabelle1.A2" office:value-type="string">
            <text:p text:style-name="P30">Eigene Fehlermeldung</text:p>
            <text:p text:style-name="P45">art = 12</text:p>
            <text:p text:style-name="P45">art = asdf</text:p>
          </table:table-cell>
          <table:table-cell table:style-name="Tabelle1.D2" office:value-type="string">
            <text:p text:style-name="P30"/>
          </table:table-cell>
        </table:table-row>
        <table:table-row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45">Preis : -1,</text:p>
            <text:p text:style-name="P45">Preis : 12,</text:p>
            <text:p text:style-name="P45">Preis : asv</text:p>
          </table:table-cell>
          <table:table-cell table:style-name="Tabelle1.A2" office:value-type="string">
            <text:p text:style-name="P30">Eigene Fehlermeldung</text:p>
            <text:p text:style-name="P45">Preis = 12</text:p>
            <text:p text:style-name="P30">Eigene Fehlermeldung</text:p>
          </table:table-cell>
          <table:table-cell table:style-name="Tabelle1.D2" office:value-type="string">
            <text:p text:style-name="P30"/>
          </table:table-cell>
        </table:table-row>
        <table:table-row>
          <table:table-cell table:style-name="Tabelle1.A2" office:value-type="string">
            <text:p text:style-name="P45">setArt</text:p>
          </table:table-cell>
          <table:table-cell table:style-name="Tabelle1.A2" office:value-type="string">
            <text:p text:style-name="P45">Art : ““</text:p>
            <text:p text:style-name="P45">Art : “12“</text:p>
            <text:p text:style-name="P45">Art : “asdf“</text:p>
          </table:table-cell>
          <table:table-cell table:style-name="Tabelle1.A2" office:value-type="string">
            <text:p text:style-name="P30">Eigene Fehlermeldung</text:p>
            <text:p text:style-name="P45">art = 12</text:p>
            <text:p text:style-name="P45">art = asdf</text:p>
          </table:table-cell>
          <table:table-cell table:style-name="Tabelle1.D2" office:value-type="string">
            <text:p text:style-name="P30"/>
          </table:table-cell>
        </table:table-row>
        <table:table-row>
          <table:table-cell table:style-name="Tabelle1.A2" office:value-type="string">
            <text:p text:style-name="P45">sertArtikeNr</text:p>
          </table:table-cell>
          <table:table-cell table:style-name="Tabelle1.A2" office:value-type="string">
            <text:p text:style-name="P45">Artikel-Nr : 1</text:p>
            <text:p text:style-name="P45">Artikel-Nr : 0</text:p>
            <text:p text:style-name="P45">Artikel-Nr : 4000</text:p>
            <text:p text:style-name="P45">Artikel-Nr : abx</text:p>
            <text:p text:style-name="P45">Artikel-Nr : -1111</text:p>
          </table:table-cell>
          <table:table-cell table:style-name="Tabelle1.A2" office:value-type="string">
            <text:p text:style-name="P30">Eigene Fehlermeldung</text:p>
            <text:p text:style-name="P30">Eigene Fehlermeldung</text:p>
            <text:p text:style-name="P45">artikelNr : 4000</text:p>
            <text:p text:style-name="P30">Eigene Fehlermeldung</text:p>
            <text:p text:style-name="P30">Eigene Fehlermeldung</text:p>
          </table:table-cell>
          <table:table-cell table:style-name="Tabelle1.D2" office:value-type="string">
            <text:p text:style-name="P30"/>
          </table:table-cell>
        </table:table-row>
        <table:table-row>
          <table:table-cell table:style-name="Tabelle1.A2" office:value-type="string">
            <text:p text:style-name="P45">setBestand</text:p>
          </table:table-cell>
          <table:table-cell table:style-name="Tabelle1.A2" office:value-type="string">
            <text:p text:style-name="P45">Bestand : -10</text:p>
            <text:p text:style-name="P45">Bestand : 10.3</text:p>
            <text:p text:style-name="P45">Bestand : as</text:p>
            <text:p text:style-name="P45">Bestand : 0</text:p>
            <text:p text:style-name="P45">Bestand : 100</text:p>
          </table:table-cell>
          <table:table-cell table:style-name="Tabelle1.A2" office:value-type="string">
            <text:p text:style-name="P30">Eigene Fehlermeldung</text:p>
            <text:p text:style-name="P30">Eigene Fehlermeldung</text:p>
            <text:p text:style-name="P30">Eigene Fehlermeldung</text:p>
            <text:p text:style-name="P45">bestand = 0</text:p>
            <text:p text:style-name="P45">bestand = 100</text:p>
          </table:table-cell>
          <table:table-cell table:style-name="Tabelle1.D2" office:value-type="string">
            <text:p text:style-name="P30"/>
          </table:table-cell>
        </table:table-row>
        <table:table-row>
          <table:table-cell table:style-name="Tabelle1.A2" office:value-type="string">
            <text:p text:style-name="P45">setPreis</text:p>
          </table:table-cell>
          <table:table-cell table:style-name="Tabelle1.A2" office:value-type="string">
            <text:p text:style-name="P45">Preis : -1,</text:p>
            <text:p text:style-name="P45">Preis : 12,</text:p>
            <text:p text:style-name="P45">Preis : asv</text:p>
          </table:table-cell>
          <table:table-cell table:style-name="Tabelle1.A2" office:value-type="string">
            <text:p text:style-name="P30">Eigene Fehlermeldung</text:p>
            <text:p text:style-name="P45">Preis = 12</text:p>
            <text:p text:style-name="P30">Eigene Fehlermeldung</text:p>
          </table:table-cell>
          <table:table-cell table:style-name="Tabelle1.D2" office:value-type="string">
            <text:p text:style-name="P30"/>
          </table:table-cell>
        </table:table-row>
        <table:table-row>
          <table:table-cell table:style-name="Tabelle1.A2" office:value-type="string">
            <text:p text:style-name="P57">ToString</text:p>
            <text:p text:style-name="P57">(ArtikelNr = 1234</text:p>
            <text:p text:style-name="P57">art = asdf</text:p>
            <text:p text:style-name="P57">bestand = 12</text:p>
            <text:p text:style-name="P57">preis = 2)</text:p>
          </table:table-cell>
          <table:table-cell table:style-name="Tabelle1.A2" office:value-type="string">
            <text:p text:style-name="P45"/>
            <text:p text:style-name="P45"/>
          </table:table-cell>
          <table:table-cell table:style-name="Tabelle1.A2" office:value-type="string">
            <text:p text:style-name="P30"/>
            <text:p text:style-name="P30">Artikel: 1234, Art: asdf, Bestand: 12, Preis: 2.0</text:p>
          </table:table-cell>
          <table:table-cell table:style-name="Tabelle1.D2" office:value-type="string">
            <text:p text:style-name="P30"/>
          </table:table-cell>
        </table:table-row>
        <table:table-row>
          <table:table-cell table:style-name="Tabelle1.A2" office:value-type="string">
            <text:p text:style-name="P60">BucheAbgang</text:p>
            <text:p text:style-name="P60"/>
            <text:p text:style-name="P60">bestand = 10</text:p>
            <text:p text:style-name="P60"/>
            <text:p text:style-name="P60"/>
            <text:p text:style-name="P60">bestand = 100</text:p>
          </table:table-cell>
          <table:table-cell table:style-name="Tabelle1.A2" office:value-type="string">
            <text:p text:style-name="P60">Menge : 0</text:p>
            <text:p text:style-name="P60">Menge : -1</text:p>
            <text:p text:style-name="P60">Menge : 10</text:p>
            <text:p text:style-name="P60">Menge : 14</text:p>
            <text:p text:style-name="P60">Menge : 3</text:p>
            <text:p text:style-name="P60">Menge : 3</text:p>
          </table:table-cell>
          <table:table-cell table:style-name="Tabelle1.A2" office:value-type="string">
            <text:p text:style-name="P35">Eigene Fehlermeldung</text:p>
            <text:p text:style-name="P35">Eigene Fehlermeldung</text:p>
            <text:p text:style-name="P35">Eigene Fehlermeldung</text:p>
            <text:p text:style-name="P35">Eigene Fehlermeldung</text:p>
            <text:p text:style-name="P60">bestand = 7</text:p>
            <text:p text:style-name="P60">bestand = 97</text:p>
          </table:table-cell>
          <table:table-cell table:style-name="Tabelle1.D2" office:value-type="string">
            <text:p text:style-name="P30"/>
          </table:table-cell>
        </table:table-row>
        <table:table-row>
          <table:table-cell table:style-name="Tabelle1.A2" office:value-type="string">
            <text:p text:style-name="P60">BucheZugang</text:p>
            <text:p text:style-name="P60"/>
            <text:p text:style-name="P60">bestand = 0</text:p>
            <text:p text:style-name="P60"/>
            <text:p text:style-name="P60">bestand = 100</text:p>
          </table:table-cell>
          <table:table-cell table:style-name="Tabelle1.A2" office:value-type="string">
            <text:p text:style-name="P60">Menge : 0</text:p>
            <text:p text:style-name="P60">Menge : -1</text:p>
            <text:p text:style-name="P60">Menge : 10</text:p>
            <text:p text:style-name="P60">Menge : 14</text:p>
            <text:p text:style-name="P60">Menge : 3</text:p>
            <text:p text:style-name="P60">Menge : 65</text:p>
          </table:table-cell>
          <table:table-cell table:style-name="Tabelle1.A2" office:value-type="string">
            <text:p text:style-name="P35">Eigene Fehlermeldung</text:p>
            <text:p text:style-name="P35">Eigene Fehlermeldung</text:p>
            <text:p text:style-name="P60">bestand = 10</text:p>
            <text:p text:style-name="P60">bestand = 14</text:p>
            <text:p text:style-name="P60">bestand = 103</text:p>
            <text:p text:style-name="P60">bestand = 165</text:p>
          </table:table-cell>
          <table:table-cell table:style-name="Tabelle1.D2" office:value-type="string">
            <text:p text:style-name="P30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82cm" fo:margin-right="1.5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9:05:47.090051328</meta:creation-date>
    <meta:editing-duration>P0D</meta:editing-duration>
    <meta:editing-cycles>1</meta:editing-cycles>
    <meta:generator>LibreOffice/7.4.3.2$Linux_X86_64 LibreOffice_project/40$Build-2</meta:generator>
    <meta:document-statistic meta:table-count="3" meta:image-count="0" meta:object-count="0" meta:page-count="4" meta:paragraph-count="334" meta:word-count="827" meta:character-count="5247" meta:non-whitespace-character-count="4715"/>
  </office:meta>
</office:document-meta>
</file>